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Marcela, soy Nubis siguiendo al mail de Mariano, con algunas preguntas e ideas para el sitio.</text:p>
      <text:p text:style-name="Standard">Mariano me comentó acerca del curso y me pasó algunos links de sitios similares al que necesitan, de ahí pude extraer en lineas generales los componentes del sitio, lo cual me gustaría que pulamos hasta llegar a una especificación de lo que debería ser y hacer el sitio.</text:p>
      <text:p text:style-name="Standard">Probablemente me faltan secciones o quizás propongo cosas que son mas de lo necesario, en cualquier caso, avisame :)</text:p>
      <text:p text:style-name="Standard"></text:p>
      <text:p text:style-name="Standard">Estas son las secciones que imagino</text:p>
      <text:p text:style-name="Standard"></text:p>
      <text:p text:style-name="Standard">Pagina principal:</text:p>
      <text:p text:style-name="Standard">Es el resumen de todo el sitio con la información mas básica del curso, responde a las siguientes preguntas:</text:p>
      <text:p text:style-name="Standard"><text:s text:c="4"/>* Que?, con un texto introductorio.</text:p>
      <text:p text:style-name="Standard"><text:s text:c="4"/>* Cuando? Fechas del evento, fecha limite de inscripción.</text:p>
      <text:p text:style-name="Standard"><text:s text:c="4"/>* Quienes? Lista de profesores (mostrando nombre, institución y link a su CV)</text:p>
      <text:p text:style-name="Standard"><text:s text:c="4"/>* Donde? Mapa del lugar donde se lleva a cabo.</text:p>
      <text:p text:style-name="Standard"></text:p>
      <text:p text:style-name="Standard">Esta es la pagina principal de una conferencia que creo sirve de ejemplo a lo que tengo en mente:</text:p>
      <text:p text:style-name="Standard">http://locosxrails.com/</text:p>
      <text:p text:style-name="Standard"></text:p>
      <text:p text:style-name="Standard">Horarios:</text:p>
      <text:p text:style-name="Standard">Muestra una grilla con día/horario en el que se da cada charla/materia/exposición, cada casillero tiene link al CV del disertante.</text:p>
      <text:p text:style-name="Standard"></text:p>
      <text:p text:style-name="Standard">CV del profesor:</text:p>
      <text:p text:style-name="Standard">Por cada profesor hay una pagina donde se deja disponible una descripción general, experiencia, links relacionados y archivos adjuntos. (como http://www.brain.riken.go.jp/en/itn.html )</text:p>
      <text:p text:style-name="Standard"></text:p>
      <text:p text:style-name="Standard">Asistentes/Inscripción:</text:p>
      <text:p text:style-name="Standard">Muestra un formulario de inscripción y posiblemente una lista de quienes ya se inscribieron.</text:p>
      <text:p text:style-name="Standard">La inscripción es para alumnos, profesores, o ambos?</text:p>
      <text:p text:style-name="Standard">Cuales son los requisitos para la inscripción, que datos hay que enviar?</text:p>
      <text:p text:style-name="Standard">El sitio debería permitir que el inscripto haga modificaciones o agregados a sus datos de inscripción?</text:p>
      <text:p text:style-name="Standard"></text:p>
      <text:p text:style-name="Standard">Foro:</text:p>
      <text:p text:style-name="Standard">El foro es una herramienta versátil que serviría para compartir información de interés para, y entre, los asistentes: papers, lugares para comer, lugares a visitar, medios de transporte. Al ser una herramienta publica donde los usuarios aportan contenido y opiniones, a veces se presenta la necesidad de moderar ese contenido, por eso se puede requerir algo a la gente antes de permitirles participar en el foro. Si no va a ser un sitio con mucha gente, podríamos hacer que los permisos sean relajados, donde cualquiera puede crear temas nuevos y comentar en temas existentes, o podríamos ajustarlos a un punto tal que solo los organizadores pueden crear temas y solo personas registradas al curso puedan comentar (para eso se les pediría identificarse con un usuario y contraseña que se obtienen tras la registración).</text:p>
      <text:p text:style-name="Standard"></text:p>
      <text:p text:style-name="Standard">Y otras preguntas:</text:p>
      <text:p text:style-name="Standard">-Hay Sponsors? se muestran logos de ellos? en todos lados o en algunas paginas nada mas?</text:p>
      <text:p text:style-name="Standard">-En cuantos/cuales idiomas debería estar el sitio?</text:p>
      <text:p text:style-name="Standard"></text:p>
      <text:p text:style-name="Standard">Según hablé con Mariano el servicio consistiría en el desarrollo de este sitio y el soporte del mismo por <text:soft-page-break/>un año, por soporte entiendo corrección de errores, interactuar con el personal técnico de donde el sitio este alojado para garantizar su funcionamiento y hacer mejoras o agregados (que a mi criterio sean pequeños en tamaño y cantidad)</text:p>
      <text:p text:style-name="Standard">Mi intención es hacer un sitio que provea un panel de administración sencillo donde la información (como disertantes, horarios y asistentes) sean agregados, modificados y/o borrados por personal de la organización, brindando yo soporte para el uso de dicho panel de administración.</text:p>
      <text:p text:style-name="Standard">Vale aclarar que una vez desarrollado el sitio, el software seria fácilmente modificable para otros cursos o conferencias.</text:p>
      <text:p text:style-name="Standard"></text:p>
      <text:p text:style-name="Standard">Vi lo que hay http://earlyeducation.cmm.uchile.cl/ y me gusta el estilo minimalista que tiene, si bien buscaremos una combinación de colores mas agradable, y una presentación mas accesible de la información, irnos a algo mas arriesgado que eso o que el sitio de riken va a requerir de un especialista y elevaría los costos.</text:p>
      <text:p text:style-name="Standard"></text:p>
      <text:p text:style-name="Standard">saludos</text:p>
      <text:p text:style-name="Standard">----nubis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ubis</meta:initial-creator>
    <meta:creation-date>2009-04-30T18:14:38</meta:creation-date>
    <dc:creator>nubis</dc:creator>
    <dc:date>2009-04-30T18:42:42</dc:date>
    <meta:editing-cycles>1</meta:editing-cycles>
    <meta:editing-duration>PT12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3" meta:word-count="603" meta:character-count="3783"/>
  </office:meta>
</office:document-meta>
</file>